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language="pt" fo:country="BR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" style:family="paragraph" style:parent-style-name="Standard">
      <style:text-properties fo:language="pt" fo:country="B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3 – Perguntas sobre estrutura de repetição</text:p>
      <text:p text:style-name="P1"/>
      <text:p text:style-name="P1">Responder: Consulta nas apresentações de conteúdo e “Fundamentos de Programacao e Linguagem Cv5.doc”, Code::Bkocks, no material indicado como referência da disciplina, na Internet e nas explicações realizadas em sala de aula.</text:p>
      <text:p text:style-name="P2"/>
      <text:p text:style-name="P1">1) O que é indispensável para que uma estrutura de repetição não faça um programa entrar em “loop”, ou seja, permanecer em execução contínua?</text:p>
      <text:p text:style-name="P1"/>
      <text:p text:style-name="P1">2) Qual a diferença básica entre as estruturas de repetição do while e while.</text:p>
      <text:p text:style-name="P1"/>
      <text:p text:style-name="P1">3) O que é necessário fazer para que a estrutura de repetição while seja executada pelo menos uma vez?</text:p>
      <text:p text:style-name="P1"/>
      <text:p text:style-name="P1">4) O que ocorre quando uma estrutura do while não executa as suas instruções nenhuma vez?</text:p>
      <text:p text:style-name="P1"/>
      <text:p text:style-name="P1">5) Qual a diferença entre Num = Cont+1, Cont = Cont + 1, Cont++, printf(“Cont: %d”, Cont+1) e printf(“Cont: %d”, Cont+1) em termos do valor armazenado na variável Cont?</text:p>
      <text:p text:style-name="P1"/>
      <text:p text:style-name="P1">6) Quando é possível reusar uma variável em um programa, ou seja, sobrescrever um valor armazenado na mesma por leitura de dados informados pelo usuário ou por resultado de cálculos realizad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sponder:</dc:title>
    <meta:initial-creator>B</meta:initial-creator>
    <meta:creation-date>2010-07-12T14:55:00</meta:creation-date>
    <dc:creator>Beatriz </dc:creator>
    <dc:date>2012-02-15T17:25:35.31</dc:date>
    <meta:editing-cycles>15</meta:editing-cycles>
    <meta:editing-duration>PT02H54M47S</meta:editing-duration>
    <meta:generator>BrOffice.org/3.2$Win32 OpenOffice.org_project/320m18$Build-9502</meta:generator>
    <meta:document-statistic meta:table-count="0" meta:image-count="0" meta:object-count="0" meta:page-count="1" meta:paragraph-count="8" meta:word-count="174" meta:character-count="1043"/>
  </office:meta>
</office:document-meta>
</file>